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Roman" fo:font-size="14pt" officeooo:rsid="000e7cf1" officeooo:paragraph-rsid="000e7cf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atin Modern Roman" fo:font-size="14pt" officeooo:rsid="000e7cf1" officeooo:paragraph-rsid="000e7cf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atin Modern Roman" fo:font-size="14pt" fo:font-weight="bold" officeooo:rsid="000e7cf1" officeooo:paragraph-rsid="000e7cf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4pt" fo:font-weight="bold" officeooo:rsid="000e7cf1" officeooo:paragraph-rsid="0010741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Roman" fo:font-size="14pt" fo:font-weight="bold" officeooo:rsid="000e7cf1" officeooo:paragraph-rsid="000e7cf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in Modern Roman" fo:font-size="14pt" fo:font-weight="bold" officeooo:rsid="0010741e" officeooo:paragraph-rsid="0010741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in Modern Roman" fo:font-size="14pt" fo:font-weight="normal" officeooo:rsid="000e7cf1" officeooo:paragraph-rsid="0010741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Roman" fo:font-size="14pt" fo:font-weight="normal" officeooo:rsid="000e7cf1" officeooo:paragraph-rsid="000e7cf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Roman" fo:font-size="12pt" officeooo:rsid="000e7cf1" officeooo:paragraph-rsid="000e7cf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0e7cf1" officeooo:paragraph-rsid="000e7cf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atin Modern Roman" fo:font-size="12pt" fo:font-weight="bold" officeooo:rsid="000e7cf1" officeooo:paragraph-rsid="0010741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atin Modern Roman" fo:font-size="12pt" fo:font-weight="normal" officeooo:rsid="000e7cf1" officeooo:paragraph-rsid="000e7cf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atin Modern Roman" fo:font-size="12pt" fo:font-weight="normal" officeooo:rsid="0010741e" officeooo:paragraph-rsid="0010741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atin Modern Roman" fo:font-size="12pt" fo:font-weight="normal" officeooo:rsid="001232cb" officeooo:paragraph-rsid="001232cb" style:font-size-asian="10.5pt" style:font-weight-asian="normal" style:font-size-complex="12pt" style:font-weight-complex="normal"/>
    </style:style>
    <style:style style:name="T1" style:family="text">
      <style:text-properties officeooo:rsid="0010741e"/>
    </style:style>
    <style:style style:name="T2" style:family="text">
      <style:text-properties officeooo:rsid="0011cc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partamento de Informática – DPI</text:p>
      <text:p text:style-name="P5">Trabalho Prático 1 – INF 112</text:p>
      <text:p text:style-name="P1"/>
      <text:p text:style-name="P2"/>
      <text:p text:style-name="P3">Alunos:</text:p>
      <text:p text:style-name="P9">Rodrigo Eduardo de Oliveira Bauer Chichorro – 92535</text:p>
      <text:p text:style-name="P9">Matheus Ferreira Nunes – 92537</text:p>
      <text:p text:style-name="P9"/>
      <text:p text:style-name="P10">Outubro – 2017</text:p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1. Introdução</text:p>
      <text:p text:style-name="P3"/>
      <text:p text:style-name="P12">O trabalho consiste na criação de <text:span text:style-name="T1">2</text:span> códigos<text:span text:style-name="T1">, nos quais cada um deles soluciona de forma diferente instâncias do jogo “fill a pix”.</text:span></text:p>
      <text:p text:style-name="P8"/>
      <text:p text:style-name="P8"/>
      <text:p text:style-name="P4"><text:span text:style-name="T1">2. Estratégias utilizadas</text:span></text:p>
      <text:p text:style-name="P4"/>
      <text:p text:style-name="P13">O primeiro código utiliza a estratégia de backtracking: <text:span text:style-name="T2">o programa irá testar todas as combinações possíveis, preenchendo a matriz de saída posição-a-posição e, se o preenchimento realizado for inválido, o programa pula para a próxima combinação que não possui aquela combinação inválida.</text:span></text:p>
      <text:p text:style-name="P13"/>
      <text:p text:style-name="P14">Já o segundo código preenche a matriz “da forma que um humano preencheria”. Ele utiliza diversas estratégias para “pintar” um espaço com absoluta certeza, e percorre a matriz indefinidamente, procurando casos que lhe permitam “pintar” espaços, ate que todos os espaços estejam preenchidos.</text:p>
      <text:p text:style-name="P4"/>
      <text:p text:style-name="P11"/>
      <text:p text:style-name="P7"/>
      <text:p text:style-name="P4"/>
      <text:p text:style-name="P6">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9:45:39.698310887</meta:creation-date>
    <dc:date>2017-10-26T12:02:09.582626495</dc:date>
    <meta:editing-duration>PT1H13M49S</meta:editing-duration>
    <meta:editing-cycles>1</meta:editing-cycles>
    <meta:document-statistic meta:table-count="0" meta:image-count="0" meta:object-count="0" meta:page-count="2" meta:paragraph-count="12" meta:word-count="137" meta:character-count="911" meta:non-whitespace-character-count="780"/>
    <meta:generator>LibreOffice/5.1.6.2$Linux_X86_64 LibreOffice_project/10m0$Build-2</meta:generator>
  </office:meta>
</office:document-meta>
</file>